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3" style:family="graphic">
      <style:graphic-properties draw:fill="solid" draw:fill-color="#820b5c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ff1600" draw:stroke="none" fo:margin="1.000000000000000pt" style:wrap="biggest" style:wrap-dynamic-threshold="0.000000000000000pt" svg:fill-rule="nonzero"/>
    </style:style>
    <style:style style:name="gr5" style:family="graphic">
      <style:graphic-properties draw:fill="solid" draw:fill-color="#0500b8" draw:stroke="none" fo:margin="1.000000000000000pt" style:wrap="biggest" style:wrap-dynamic-threshold="0.000000000000000pt" svg:fill-rule="nonzero"/>
    </style:style>
    <style:style style:name="gr6" style:family="graphic">
      <style:graphic-properties draw:fill="solid" draw:fill-color="#000000" draw:stroke="none" fo:margin="1.000000000000000pt" style:wrap="biggest" style:wrap-dynamic-threshold="0.000000000000000pt" svg:fill-rule="nonzero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274" draw:layer="" svg:width="150.00000000000pt" svg:height="100.00000000000pt"/>
          <draw:ellipse draw:style-name="gr3" draw:id="shape3" draw:name="circle6276" draw:layer="" svg:width="86.40000000000pt" svg:height="86.40000000000pt" draw:transform="matrix(0.28935185000 0.00000000000 0.00000000000 0.28935185000 62.49999960000pt 37.49999976000pt)" draw:kind="full"/>
          <draw:path draw:style-name="gr4" draw:id="shape4" draw:name="path6278" draw:layer="" svg:width="45.59903091183pt" svg:height="38.72625166755pt" svg:x="54.19884240000pt" svg:y="25.00449140046pt" svg:viewBox="0 0 46 39" svg:d="M0 11.0888C7.62745 -0.353556 23.0773 -3.44338 34.5125 4.1866C45.9477 11.8166 49.0403 27.2785 41.4208 38.7263Z" koffice:nodeTypes="cccc"/>
          <draw:path draw:style-name="gr5" draw:id="shape5" draw:name="path6280" draw:layer="" svg:width="45.59906833283pt" svg:height="38.72622977322pt" svg:x="50.00229734230pt" svg:y="36.13240800000pt" svg:viewBox="0 0 46 39" svg:d="M4.17822 0C-3.44126 11.4477 -0.348686 26.9096 11.0866 34.5396C22.5218 42.1696 37.9716 39.0798 45.5991 27.6375Z" koffice:nodeTypes="cccc"/>
          <draw:ellipse draw:style-name="gr4" draw:id="shape6" draw:name="circle6282" draw:layer="" svg:width="86.40000000000pt" svg:height="86.40000000000pt" draw:transform="matrix(0.28935185000 0.00000000000 0.00000000000 0.28935185000 52.09930522212pt 30.56620582289pt)" draw:kind="full"/>
          <draw:ellipse draw:style-name="gr5" draw:id="shape7" draw:name="circle6284" draw:layer="" svg:width="86.40000000000pt" svg:height="86.40000000000pt" draw:transform="matrix(0.28935185000 0.00000000000 0.00000000000 0.28935185000 72.90069397788pt 44.43379369711pt)" draw:kind="full"/>
          <draw:path draw:style-name="gr6" draw:id="shape8" draw:name="path6286" draw:layer="" svg:width="9.64895805139pt" svg:height="11.69223503613pt" svg:x="106.77963200000pt" svg:y="27.75416800000pt" svg:viewBox="0 0 10 12" svg:d="M0 2.28151L3.40551 0L9.64896 9.41098L6.24346 11.6922Z" koffice:nodeTypes="ccccc"/>
          <draw:path draw:style-name="gr6" draw:id="shape9" draw:name="path6288" draw:layer="" svg:width="9.64897573264pt" svg:height="11.69219555247pt" svg:x="99.26805600000pt" svg:y="16.48684800000pt" svg:viewBox="0 0 10 12" svg:d="M0 2.28144L3.40551 0L9.64898 9.41091L6.24347 11.6922Z" koffice:nodeTypes="ccccc"/>
          <draw:path draw:style-name="gr6" draw:id="shape10" draw:name="path6290" draw:layer="" svg:width="17.67512904593pt" svg:height="23.22538145030pt" svg:x="104.46852000000pt" svg:y="13.01997600000pt" svg:viewBox="0 0 18 23" svg:d="M0 2.32255L3.53507 0L17.6751 20.903L14.1401 23.2254Z" koffice:nodeTypes="ccccc"/>
          <draw:path draw:style-name="gr6" draw:id="shape11" draw:name="path6292" draw:layer="" svg:width="9.64895805139pt" svg:height="11.69204946333pt" svg:x="117.18032800000pt" svg:y="20.82046400000pt" svg:viewBox="0 0 10 12" svg:d="M0 2.28141L3.40551 0L9.64896 9.41083L6.24346 11.692Z" koffice:nodeTypes="ccccc"/>
          <draw:path draw:style-name="gr6" draw:id="shape12" draw:name="path6294" draw:layer="" svg:width="9.64895805139pt" svg:height="11.69235743600pt" svg:x="109.66875200000pt" svg:y="9.55310400000pt" svg:viewBox="0 0 10 12" svg:d="M0 2.28143L3.40551 0L9.64896 9.41089L6.24346 11.6924Z" koffice:nodeTypes="ccccc"/>
          <draw:path draw:style-name="gr6" draw:id="shape13" draw:name="path6296" draw:layer="" svg:width="17.67557280626pt" svg:height="23.22550605652pt" svg:x="33.39745360000pt" svg:y="16.48684800000pt" svg:viewBox="0 0 18 23" svg:d="M17.6756 2.32258L14.1405 0L0 20.903L3.53511 23.2255Z" koffice:nodeTypes="ccccc"/>
          <draw:path draw:style-name="gr6" draw:id="shape14" draw:name="path6298" draw:layer="" svg:width="17.67513230886pt" svg:height="23.22538145030pt" svg:x="28.19722240000pt" svg:y="13.01997600000pt" svg:viewBox="0 0 18 23" svg:d="M17.6751 2.32255L14.1401 0L0 20.903L3.53507 23.2254Z" koffice:nodeTypes="ccccc"/>
          <draw:path draw:style-name="gr6" draw:id="shape15" draw:name="path6300" draw:layer="" svg:width="17.67537539750pt" svg:height="23.22535733301pt" svg:x="22.99685200000pt" svg:y="9.55310400000pt" svg:viewBox="0 0 18 23" svg:d="M17.6754 2.32255L14.1403 0L0 20.903L3.535 23.2254Z" koffice:nodeTypes="ccccc"/>
          <draw:path draw:style-name="gr6" draw:id="shape16" draw:name="path6302" draw:layer="" svg:width="17.67557280626pt" svg:height="23.22554625217pt" svg:x="33.39745360000pt" svg:y="60.40069600000pt" svg:viewBox="0 0 18 23" svg:d="M17.6756 20.9029L14.1405 23.2255L0 2.32241L3.53511 0Z" koffice:nodeTypes="ccccc"/>
          <draw:path draw:style-name="gr6" draw:id="shape17" draw:name="path6304" draw:layer="" svg:width="9.64850895313pt" svg:height="11.69223503613pt" svg:x="28.19722240000pt" svg:y="63.86759200000pt" svg:viewBox="0 0 10 12" svg:d="M9.64851 9.41076L6.24309 11.6922L0 2.28128L3.40543 0Z" koffice:nodeTypes="ccccc"/>
          <draw:path draw:style-name="gr6" draw:id="shape18" draw:name="path6306" draw:layer="" svg:width="9.64851956163pt" svg:height="11.69224293287pt" svg:x="35.70879600000pt" svg:y="75.13495200000pt" svg:viewBox="0 0 10 12" svg:d="M9.64852 9.41077L6.24309 11.6922L0 2.28129L3.40543 0Z" koffice:nodeTypes="ccccc"/>
          <draw:path draw:style-name="gr6" draw:id="shape19" draw:name="path6308" draw:layer="" svg:width="17.67537539750pt" svg:height="23.22555429130pt" svg:x="22.99685200000pt" svg:y="67.33448800000pt" svg:viewBox="0 0 18 23" svg:d="M17.6754 20.9029L14.1403 23.2256L0 2.32241L3.535 0Z" koffice:nodeTypes="ccccc"/>
          <draw:path draw:style-name="gr6" draw:id="shape20" draw:name="path6310" draw:layer="" svg:width="9.64895805139pt" svg:height="11.69223503613pt" svg:x="106.77963200000pt" svg:y="60.40069600000pt" svg:viewBox="0 0 10 12" svg:d="M0 9.41075L3.40551 11.6922L9.64896 2.28128L6.24346 0Z" koffice:nodeTypes="ccccc"/>
          <draw:path draw:style-name="gr6" draw:id="shape21" draw:name="path6312" draw:layer="" svg:width="9.64897573264pt" svg:height="11.69223503613pt" svg:x="99.26805600000pt" svg:y="71.66805600000pt" svg:viewBox="0 0 10 12" svg:d="M0 9.41075L3.40551 11.6922L9.64898 2.28128L6.24347 0Z" koffice:nodeTypes="ccccc"/>
          <draw:path draw:style-name="gr6" draw:id="shape22" draw:name="path6314" draw:layer="" svg:width="9.64850423824pt" svg:height="11.69223503613pt" svg:x="111.98009600000pt" svg:y="63.86759200000pt" svg:viewBox="0 0 10 12" svg:d="M0 9.41076L3.40542 11.6922L9.6485 2.28128L6.24308 0Z" koffice:nodeTypes="ccccc"/>
          <draw:path draw:style-name="gr6" draw:id="shape23" draw:name="path6316" draw:layer="" svg:width="9.64850423824pt" svg:height="11.69224293287pt" svg:x="104.46852000000pt" svg:y="75.13495200000pt" svg:viewBox="0 0 10 12" svg:d="M0 9.41077L3.40542 11.6922L9.6485 2.28129L6.24308 0Z" koffice:nodeTypes="ccccc"/>
          <draw:path draw:style-name="gr6" draw:id="shape24" draw:name="path6318" draw:layer="" svg:width="9.64895805139pt" svg:height="11.69224293287pt" svg:x="117.18032800000pt" svg:y="67.33448800000pt" svg:viewBox="0 0 10 12" svg:d="M0 9.41077L3.40551 11.6922L9.64896 2.28129L6.24346 0Z" koffice:nodeTypes="ccccc"/>
          <draw:path draw:style-name="gr6" draw:id="shape25" draw:name="path6320" draw:layer="" svg:width="9.64895805139pt" svg:height="11.69276017560pt" svg:x="109.66875200000pt" svg:y="78.60162400000pt" svg:viewBox="0 0 10 12" svg:d="M0 9.41116L3.40551 11.6928L9.64896 2.28156L6.24346 0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24</dc:date>
    <meta:creation-date>2011-05-22T06:11:50</meta:creation-date>
    <dc:creator>Yue Liu</dc:creator>
  </office:meta>
</office:document-meta>
</file>